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2B0000012C25093A87.png" manifest:media-type="image/png"/>
  <manifest:file-entry manifest:full-path="Pictures/TablePreview9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1140000012C76D41E36.png" manifest:media-type="image/png"/>
  <manifest:file-entry manifest:full-path="Pictures/100002010000012C000000AF1B6F633F.png" manifest:media-type="image/png"/>
  <manifest:file-entry manifest:full-path="Pictures/TablePreview6.svm" manifest:media-type=""/>
  <manifest:file-entry manifest:full-path="Pictures/100002010000012C00000096CF400556.png" manifest:media-type="image/png"/>
  <manifest:file-entry manifest:full-path="Pictures/TablePreview2.svm" manifest:media-type=""/>
  <manifest:file-entry manifest:full-path="Pictures/1000000000000343000001B583C2074C.jpg" manifest:media-type="image/jpeg"/>
  <manifest:file-entry manifest:full-path="Pictures/100000000000021F0000021FC645662D.jpg" manifest:media-type="image/jpeg"/>
  <manifest:file-entry manifest:full-path="Pictures/TablePreview7.svm" manifest:media-type=""/>
  <manifest:file-entry manifest:full-path="Pictures/TablePreview3.svm" manifest:media-type=""/>
  <manifest:file-entry manifest:full-path="Pictures/100002010000012C000000B7616863A2.png" manifest:media-type="image/png"/>
  <manifest:file-entry manifest:full-path="Pictures/100002010000012A0000012C2B2303EC.png" manifest:media-type="image/png"/>
  <manifest:file-entry manifest:full-path="Pictures/10000201000001190000012CD610D67C.png" manifest:media-type="image/png"/>
  <manifest:file-entry manifest:full-path="Pictures/TablePreview8.svm" manifest:media-type=""/>
  <manifest:file-entry manifest:full-path="Pictures/TablePreview4.svm" manifest:media-type=""/>
  <manifest:file-entry manifest:full-path="Pictures/10000000000000A0000000A265565B48.jpg" manifest:media-type="image/jpeg"/>
  <manifest:file-entry manifest:full-path="Pictures/TablePreview10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svg:stroke-width="0.05cm" draw:marker-start-width="0.275cm" draw:marker-end-width="0.275cm" draw:fill="gradient" draw:fill-gradient-name="Radial_20_red_2f_yellow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2.5cm"/>
    </style:style>
    <style:style style:name="gr7" style:family="graphic" style:parent-style-name="standard">
      <style:graphic-properties draw:stroke="solid" svg:stroke-width="0.02cm" draw:marker-start-width="0.33cm" draw:marker-end-width="0.33cm" draw:fill="none" draw:textarea-horizontal-align="center" draw:textarea-vertical-align="middle" draw:color-mode="standard" draw:luminance="0%" draw:contrast="0%" draw:gamma="56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5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co1" style:family="table-column">
      <style:table-column-properties style:column-width="3.102cm" style:use-optimal-column-width="false"/>
    </style:style>
    <style:style style:name="co2" style:family="table-column">
      <style:table-column-properties style:column-width="3.1cm" style:use-optimal-column-width="false"/>
    </style:style>
    <style:style style:name="co3" style:family="table-column">
      <style:table-column-properties style:column-width="5.509cm" style:use-optimal-column-width="false"/>
    </style:style>
    <style:style style:name="co4" style:family="table-column">
      <style:table-column-properties style:column-width="5.508cm" style:use-optimal-column-width="false"/>
    </style:style>
    <style:style style:name="ro1" style:family="table-row">
      <style:table-row-properties style:row-height="4.263cm"/>
    </style:style>
    <style:style style:name="ro2" style:family="table-row">
      <style:table-row-properties style:row-height="4.267cm"/>
    </style:style>
    <style:style style:name="ro3" style:family="table-row">
      <style:table-row-properties style:row-height="4.538cm"/>
    </style:style>
    <style:style style:name="ce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1.42pt solid #000000"/>
      <style:text-properties fo:font-family="'Liberation Sans'" style:font-family-generic="swiss" style:font-pitch="variable" fo:font-size="48pt" style:font-size-asian="48pt" style:font-size-complex="48pt"/>
    </style:style>
    <style:style style:name="ce2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1.42pt solid #000000"/>
      <style:text-properties fo:font-size="48pt" style:font-size-asian="48pt" style:font-size-complex="48pt"/>
    </style:style>
    <style:style style:name="ce3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2.27pt solid #000000"/>
      <style:text-properties fo:font-size="48pt" style:font-size-asian="48pt" style:font-size-complex="48pt"/>
    </style:style>
    <style:style style:name="ce4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2.27pt solid #000000" fo:border-right="none" fo:border-top="2.27pt solid #000000" fo:border-bottom="2.27pt solid #000000"/>
      <style:text-properties fo:font-size="48pt" style:font-size-asian="48pt" style:font-size-complex="48pt"/>
    </style:style>
    <style:style style:name="ce5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2.27pt solid #000000" fo:border-right="2.27pt solid #000000" fo:border-top="none" fo:border-bottom="2.27pt solid #000000"/>
      <style:text-properties fo:font-size="48pt" style:font-size-asian="48pt" style:font-size-complex="4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P7" style:family="paragraph">
      <style:paragraph-properties fo:text-align="center"/>
      <style:text-properties fo:font-size="48pt" style:font-size-asian="48pt" style:font-size-complex="48pt"/>
    </style:style>
    <style:style style:name="P8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family="'Liberation Sans'" style:font-family-generic="swiss" style:font-pitch="variable" fo:font-size="48pt" style:font-size-asian="48pt" style:font-size-complex="48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5cm" svg:height="15.5cm" svg:x="9.601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4cm" svg:x="1.501cm" svg:y="2.5cm">
          <text:p text:style-name="P2"><text:span text:style-name="T1">5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501cm" svg:y="7cm">
          <text:p text:style-name="P2"><text:span text:style-name="T1">4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501cm" svg:y="11.5cm">
          <text:p text:style-name="P2"><text:span text:style-name="T1">2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501cm" svg:y="16cm">
          <text:p text:style-name="P2"><text:span text:style-name="T1">6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101cm" svg:y="6.5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442cm" svg:height="1.54cm" svg:x="1.101cm" svg:y="10.96cm">
          <draw:image xlink:href="Pictures/10000201000001190000012CD610D67C.png" xlink:type="simple" xlink:show="embed" xlink:actuate="onLoad">
            <text:p/>
          </draw:image>
        </draw:frame>
        <draw:frame draw:style-name="gr4" draw:text-style-name="P1" draw:layer="layout" svg:width="2cm" svg:height="1.221cm" svg:x="1.101cm" svg:y="15.779cm">
          <draw:image xlink:href="Pictures/100002010000012C000000B7616863A2.png" xlink:type="simple" xlink:show="embed" xlink:actuate="onLoad">
            <text:p/>
          </draw:image>
        </draw:frame>
        <draw:custom-shape draw:style-name="gr2" draw:text-style-name="P2" draw:layer="layout" svg:width="7.5cm" svg:height="4cm" svg:x="20.701cm" svg:y="2.5cm">
          <text:p text:style-name="P2"><text:span text:style-name="T1">6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7cm">
          <text:p text:style-name="P2"><text:span text:style-name="T1">1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11.5cm">
          <text:p text:style-name="P2"><text:span text:style-name="T1">7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16cm">
          <text:p text:style-name="P2"><text:span text:style-name="T1">10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5cm" svg:height="1.5cm" svg:x="27.115cm" svg:y="1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1" draw:layer="layout" svg:width="1.489cm" svg:height="1.617cm" svg:x="27.026cm" svg:y="6.6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501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9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2">4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5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2">9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2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">8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1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4" draw:layer="layout" svg:width="8cm" svg:height="2cm" svg:x="10.801cm" svg:y="1cm">
          <text:p text:style-name="P3"><text:span text:style-name="T3">KAZOMAT E.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cm" svg:height="1cm" svg:x="26.701cm" svg:y="11.2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1.001cm" svg:y="1.995cm">
          <draw:image xlink:href="Pictures/100002010000012B0000012C25093A87.png" xlink:type="simple" xlink:show="embed" xlink:actuate="onLoad">
            <text:p/>
          </draw:image>
        </draw:frame>
        <draw:frame draw:style-name="gr6" draw:text-style-name="P5" draw:layer="layout" svg:width="3.3cm" svg:height="2.75cm" svg:x="29.701cm" svg:y="0cm">
          <draw:text-box>
            <text:p text:style-name="P5">s9</text:p>
          </draw:text-box>
        </draw:frame>
        <draw:frame draw:style-name="gr7" draw:text-style-name="P1" draw:layer="layout" svg:width="3.452cm" svg:height="1.806cm" svg:x="30.812cm" svg:y="3.194cm">
          <draw:image xlink:href="Pictures/1000000000000343000001B583C2074C.jpg" xlink:type="simple" xlink:show="embed" xlink:actuate="onLoad">
            <text:p/>
          </draw:image>
        </draw:frame>
        <draw:frame draw:style-name="gr8" draw:text-style-name="P1" draw:layer="layout" svg:width="1.699cm" svg:height="1.719cm" svg:x="31.001cm" svg:y="6.781cm">
          <draw:image xlink:href="Pictures/10000000000000A0000000A265565B48.jpg" xlink:type="simple" xlink:show="embed" xlink:actuate="onLoad">
            <text:p/>
          </draw:image>
        </draw:frame>
        <draw:frame draw:style-name="gr8" draw:text-style-name="P1" draw:layer="layout" svg:width="1.554cm" svg:height="1.554cm" svg:x="34.664cm" svg:y="2.286cm">
          <draw:image xlink:href="Pictures/100000000000021F0000021FC645662D.jpg" xlink:type="simple" xlink:show="embed" xlink:actuate="onLoad">
            <text:p/>
          </draw:image>
        </draw:frame>
        <draw:frame draw:style-name="gr8" draw:text-style-name="P1" draw:layer="layout" svg:width="1.554cm" svg:height="1.554cm" svg:x="34.664cm" svg:y="3.946cm">
          <draw:image xlink:href="Pictures/100000000000021F0000021FC645662D.jpg" xlink:type="simple" xlink:show="embed" xlink:actuate="onLoad">
            <text:p/>
          </draw:image>
        </draw:frame>
      </draw:page>
      <draw:page draw:name="page2" draw:style-name="dp1" draw:master-page-name="Standard">
        <draw:custom-shape draw:style-name="gr1" draw:text-style-name="P1" draw:layer="layout" svg:width="10.5cm" svg:height="15.5cm" svg:x="9.601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4cm" svg:x="1.501cm" svg:y="2.5cm">
          <text:p text:style-name="P2"><text:span text:style-name="T1">8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501cm" svg:y="7cm">
          <text:p text:style-name="P2"><text:span text:style-name="T1">6+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501cm" svg:y="11.5cm">
          <text:p text:style-name="P2"><text:span text:style-name="T1">6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501cm" svg:y="16cm">
          <text:p text:style-name="P2"><text:span text:style-name="T1">7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101cm" svg:y="6.5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442cm" svg:height="1.54cm" svg:x="1.101cm" svg:y="10.96cm">
          <draw:image xlink:href="Pictures/10000201000001190000012CD610D67C.png" xlink:type="simple" xlink:show="embed" xlink:actuate="onLoad">
            <text:p/>
          </draw:image>
        </draw:frame>
        <draw:frame draw:style-name="gr4" draw:text-style-name="P1" draw:layer="layout" svg:width="2cm" svg:height="1.221cm" svg:x="1.101cm" svg:y="15.779cm">
          <draw:image xlink:href="Pictures/100002010000012C000000B7616863A2.png" xlink:type="simple" xlink:show="embed" xlink:actuate="onLoad">
            <text:p/>
          </draw:image>
        </draw:frame>
        <draw:custom-shape draw:style-name="gr2" draw:text-style-name="P2" draw:layer="layout" svg:width="7.5cm" svg:height="4cm" svg:x="20.701cm" svg:y="2.5cm">
          <text:p text:style-name="P2"><text:span text:style-name="T1">7+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7cm">
          <text:p text:style-name="P2"><text:span text:style-name="T1">6+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11.5cm">
          <text:p text:style-name="P2"><text:span text:style-name="T1">7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16cm">
          <text:p text:style-name="P2"><text:span text:style-name="T1">2+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5cm" svg:height="1.5cm" svg:x="27.115cm" svg:y="1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1" draw:layer="layout" svg:width="1.489cm" svg:height="1.617cm" svg:x="27.026cm" svg:y="6.6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501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9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2">10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5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2">9</text:span></text:p>
              </table:table-cell>
              <table:table-cell>
                <text:p text:style-name="P2"><text:span text:style-name="T2">8</text:span></text:p>
              </table:table-cell>
              <table:table-cell>
                <text:p text:style-name="P2"><text:span text:style-name="T2">9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">8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10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4" draw:layer="layout" svg:width="8cm" svg:height="2cm" svg:x="10.801cm" svg:y="1cm">
          <text:p text:style-name="P3"><text:span text:style-name="T3">KAZOMAT E.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cm" svg:height="1cm" svg:x="26.701cm" svg:y="11.2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1.001cm" svg:y="1.995cm">
          <draw:image xlink:href="Pictures/100002010000012B0000012C25093A87.png" xlink:type="simple" xlink:show="embed" xlink:actuate="onLoad">
            <text:p/>
          </draw:image>
        </draw:frame>
        <draw:frame draw:style-name="gr6" draw:text-style-name="P5" draw:layer="layout" svg:width="3.3cm" svg:height="2.75cm" svg:x="29.701cm" svg:y="0cm">
          <draw:text-box>
            <text:p text:style-name="P5">s9</text:p>
          </draw:text-box>
        </draw:frame>
        <draw:frame draw:style-name="gr7" draw:text-style-name="P1" draw:layer="layout" svg:width="3.452cm" svg:height="1.806cm" svg:x="30.812cm" svg:y="3.194cm">
          <draw:image xlink:href="Pictures/1000000000000343000001B583C2074C.jpg" xlink:type="simple" xlink:show="embed" xlink:actuate="onLoad">
            <text:p/>
          </draw:image>
        </draw:frame>
        <draw:frame draw:style-name="gr8" draw:text-style-name="P1" draw:layer="layout" svg:width="1.699cm" svg:height="1.719cm" svg:x="31.001cm" svg:y="6.781cm">
          <draw:image xlink:href="Pictures/10000000000000A0000000A265565B48.jpg" xlink:type="simple" xlink:show="embed" xlink:actuate="onLoad">
            <text:p/>
          </draw:image>
        </draw:frame>
        <draw:frame draw:style-name="gr8" draw:text-style-name="P1" draw:layer="layout" svg:width="1.554cm" svg:height="1.554cm" svg:x="34.664cm" svg:y="2.286cm">
          <draw:image xlink:href="Pictures/100000000000021F0000021FC645662D.jpg" xlink:type="simple" xlink:show="embed" xlink:actuate="onLoad">
            <text:p/>
          </draw:image>
        </draw:frame>
        <draw:frame draw:style-name="gr8" draw:text-style-name="P1" draw:layer="layout" svg:width="1.554cm" svg:height="1.554cm" svg:x="34.664cm" svg:y="3.946cm">
          <draw:image xlink:href="Pictures/100000000000021F0000021FC645662D.jpg" xlink:type="simple" xlink:show="embed" xlink:actuate="onLoad">
            <text:p/>
          </draw:image>
        </draw:frame>
      </draw:page>
      <draw:page draw:name="page3" draw:style-name="dp1" draw:master-page-name="Standard">
        <draw:custom-shape draw:style-name="gr1" draw:text-style-name="P1" draw:layer="layout" svg:width="10.5cm" svg:height="15.5cm" svg:x="9.599cm" svg:y="4.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7.5cm" svg:height="4cm" svg:x="1.499cm" svg:y="2.45cm">
          <text:p text:style-name="P1"><text:span text:style-name="T4">15  ...  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499cm" svg:y="6.95cm">
          <text:p text:style-name="P1"><text:span text:style-name="T4">10  ...  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499cm" svg:y="11.45cm">
          <text:p text:style-name="P1"><text:span text:style-name="T4"><text:s/></text:span><text:span text:style-name="T4">17 <text:s/>... <text:s/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499cm" svg:y="15.95cm">
          <text:p text:style-name="P1"><text:span text:style-name="T4">14  ...  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099cm" svg:y="6.45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442cm" svg:height="1.54cm" svg:x="1.099cm" svg:y="10.91cm">
          <draw:image xlink:href="Pictures/10000201000001190000012CD610D67C.png" xlink:type="simple" xlink:show="embed" xlink:actuate="onLoad">
            <text:p/>
          </draw:image>
        </draw:frame>
        <draw:frame draw:style-name="gr4" draw:text-style-name="P1" draw:layer="layout" svg:width="2cm" svg:height="1.221cm" svg:x="1.099cm" svg:y="15.729cm">
          <draw:image xlink:href="Pictures/100002010000012C000000B7616863A2.png" xlink:type="simple" xlink:show="embed" xlink:actuate="onLoad">
            <text:p/>
          </draw:image>
        </draw:frame>
        <draw:custom-shape draw:style-name="gr2" draw:text-style-name="P1" draw:layer="layout" svg:width="7.5cm" svg:height="4cm" svg:x="20.699cm" svg:y="2.45cm">
          <text:p text:style-name="P1"><text:span text:style-name="T4">12  ...  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699cm" svg:y="6.95cm">
          <text:p text:style-name="P1"><text:span text:style-name="T4">9   ... 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699cm" svg:y="11.45cm">
          <text:p text:style-name="P1"><text:span text:style-name="T4">16  ...  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699cm" svg:y="15.95cm">
          <text:p text:style-name="P1"><text:span text:style-name="T4">11  ...  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5cm" svg:height="1.5cm" svg:x="27.113cm" svg:y="1.8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1" draw:layer="layout" svg:width="1.489cm" svg:height="1.617cm" svg:x="27.024cm" svg:y="6.55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499cm" svg:y="15.65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7cm" svg:y="5.5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"><text:span text:style-name="T1">10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12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3</text:span></text:p>
              </table:table-cell>
              <table:table-cell>
                <text:p text:style-name="P1"><text:span text:style-name="T1">14</text:span></text:p>
              </table:table-cell>
              <table:table-cell>
                <text:p text:style-name="P1"><text:span text:style-name="T1">15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">16</text:span></text:p>
              </table:table-cell>
              <table:table-cell>
                <text:p text:style-name="P1"><text:span text:style-name="T1">17</text:span></text:p>
              </table:table-cell>
              <table:table-cell>
                <text:p text:style-name="P1"><text:span text:style-name="T1">18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2" draw:text-style-name="P4" draw:layer="layout" svg:width="8cm" svg:height="2cm" svg:x="10.799cm" svg:y="0.95cm">
          <text:p text:style-name="P1"><text:span text:style-name="T3">KAZOMAT E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cm" svg:height="1cm" svg:x="26.699cm" svg:y="11.15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0.999cm" svg:y="1.945cm">
          <draw:image xlink:href="Pictures/100002010000012B0000012C25093A87.png" xlink:type="simple" xlink:show="embed" xlink:actuate="onLoad">
            <text:p/>
          </draw:image>
        </draw:frame>
        <draw:g>
          <draw:line draw:style-name="gr9" draw:text-style-name="P1" draw:layer="layout" svg:x1="3.999cm" svg:y1="2.45cm" svg:x2="3.999cm" svg:y2="6.45cm">
            <text:p/>
          </draw:line>
          <draw:line draw:style-name="gr9" draw:text-style-name="P1" draw:layer="layout" svg:x1="6.499cm" svg:y1="2.45cm" svg:x2="6.499cm" svg:y2="6.45cm">
            <text:p/>
          </draw:line>
        </draw:g>
        <draw:g>
          <draw:line draw:style-name="gr9" draw:text-style-name="P1" draw:layer="layout" svg:x1="3.999cm" svg:y1="7.05cm" svg:x2="3.999cm" svg:y2="11.05cm">
            <text:p/>
          </draw:line>
          <draw:line draw:style-name="gr9" draw:text-style-name="P1" draw:layer="layout" svg:x1="6.499cm" svg:y1="7.05cm" svg:x2="6.499cm" svg:y2="11.05cm">
            <text:p/>
          </draw:line>
        </draw:g>
        <draw:g>
          <draw:line draw:style-name="gr9" draw:text-style-name="P1" draw:layer="layout" svg:x1="3.999cm" svg:y1="11.45cm" svg:x2="3.999cm" svg:y2="15.45cm">
            <text:p/>
          </draw:line>
          <draw:line draw:style-name="gr9" draw:text-style-name="P1" draw:layer="layout" svg:x1="6.499cm" svg:y1="11.45cm" svg:x2="6.499cm" svg:y2="15.45cm">
            <text:p/>
          </draw:line>
        </draw:g>
        <draw:g>
          <draw:line draw:style-name="gr9" draw:text-style-name="P1" draw:layer="layout" svg:x1="3.999cm" svg:y1="15.95cm" svg:x2="3.999cm" svg:y2="19.95cm">
            <text:p/>
          </draw:line>
          <draw:line draw:style-name="gr9" draw:text-style-name="P1" draw:layer="layout" svg:x1="6.499cm" svg:y1="15.95cm" svg:x2="6.499cm" svg:y2="19.95cm">
            <text:p/>
          </draw:line>
        </draw:g>
        <draw:g>
          <draw:line draw:style-name="gr9" draw:text-style-name="P1" draw:layer="layout" svg:x1="23.099cm" svg:y1="2.45cm" svg:x2="23.099cm" svg:y2="6.45cm">
            <text:p/>
          </draw:line>
          <draw:line draw:style-name="gr9" draw:text-style-name="P1" draw:layer="layout" svg:x1="25.599cm" svg:y1="2.45cm" svg:x2="25.599cm" svg:y2="6.45cm">
            <text:p/>
          </draw:line>
        </draw:g>
        <draw:g>
          <draw:line draw:style-name="gr9" draw:text-style-name="P1" draw:layer="layout" svg:x1="23.099cm" svg:y1="7.05cm" svg:x2="23.099cm" svg:y2="11.05cm">
            <text:p/>
          </draw:line>
          <draw:line draw:style-name="gr9" draw:text-style-name="P1" draw:layer="layout" svg:x1="25.599cm" svg:y1="7.05cm" svg:x2="25.599cm" svg:y2="11.05cm">
            <text:p/>
          </draw:line>
        </draw:g>
        <draw:g>
          <draw:line draw:style-name="gr9" draw:text-style-name="P1" draw:layer="layout" svg:x1="23.099cm" svg:y1="11.45cm" svg:x2="23.099cm" svg:y2="15.45cm">
            <text:p/>
          </draw:line>
          <draw:line draw:style-name="gr9" draw:text-style-name="P1" draw:layer="layout" svg:x1="25.599cm" svg:y1="11.45cm" svg:x2="25.599cm" svg:y2="15.45cm">
            <text:p/>
          </draw:line>
        </draw:g>
        <draw:g>
          <draw:line draw:style-name="gr9" draw:text-style-name="P1" draw:layer="layout" svg:x1="23.099cm" svg:y1="15.95cm" svg:x2="23.099cm" svg:y2="19.95cm">
            <text:p/>
          </draw:line>
          <draw:line draw:style-name="gr9" draw:text-style-name="P1" draw:layer="layout" svg:x1="25.599cm" svg:y1="15.95cm" svg:x2="25.599cm" svg:y2="19.95cm">
            <text:p/>
          </draw:line>
        </draw:g>
      </draw:page>
      <draw:page draw:name="page4" draw:style-name="dp1" draw:master-page-name="Standard">
        <draw:custom-shape draw:style-name="gr2" draw:text-style-name="P7" draw:layer="layout" svg:width="4cm" svg:height="3.314cm" svg:x="24.2cm" svg:y="2.486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4cm" svg:height="3.314cm" svg:x="24.2cm" svg:y="7.153cm">
          <text:p text:style-name="P8"><text:span text:style-name="T4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4cm" svg:height="3.314cm" svg:x="24.2cm" svg:y="11.819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4cm" svg:height="3.314cm" svg:x="24.2cm" svg:y="16.486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layout" svg:width="4cm" svg:height="3.314cm" svg:x="1.5cm" svg:y="2.5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4cm" svg:height="3.314cm" svg:x="1.5cm" svg:y="7.167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4cm" svg:height="3.314cm" svg:x="1.5cm" svg:y="11.833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4cm" svg:height="3.314cm" svg:x="1.5cm" svg:y="16.5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7">3+2</text:p>
              </table:table-cell>
              <table:table-cell table:style-name="ce4">
                <text:p text:style-name="P1"><text:span text:style-name="T4"><text:s/></text:span><text:span text:style-name="T4">5+1</text:span></text:p>
              </table:table-cell>
              <table:table-cell>
                <text:p text:style-name="P7">2+2</text:p>
              </table:table-cell>
            </table:table-row>
            <table:table-row table:style-name="ro3">
              <table:table-cell table:style-name="ce3">
                <text:p text:style-name="P7">1+3</text:p>
              </table:table-cell>
              <table:table-cell table:style-name="ce4">
                <text:p text:style-name="P7">1+4</text:p>
              </table:table-cell>
              <table:table-cell table:style-name="ce5">
                <text:p text:style-name="P7">2+3</text:p>
              </table:table-cell>
            </table:table-row>
            <table:table-row table:style-name="ro3">
              <table:table-cell table:style-name="ce3">
                <text:p text:style-name="P7">4+1</text:p>
              </table:table-cell>
              <table:table-cell table:style-name="ce4">
                <text:p text:style-name="P7">4+0</text:p>
              </table:table-cell>
              <table:table-cell table:style-name="ce5">
                <text:p text:style-name="P7">3+1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2" draw:text-style-name="P4" draw:layer="layout" svg:width="8cm" svg:height="2cm" svg:x="10.8cm" svg:y="1cm">
          <text:p text:style-name="P1"><text:span text:style-name="T3">KAZOMAT <text:s/>E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4.5cm" svg:height="2.75cm" svg:x="30cm" svg:y="1cm">
          <draw:text-box>
            <text:p>s 3</text:p>
          </draw:text-box>
        </draw:frame>
        <draw:g>
          <draw:g>
            <draw:custom-shape draw:style-name="gr5" draw:text-style-name="P1" draw:layer="layout" svg:width="1.5cm" svg:height="1.5cm" svg:x="27.114cm" svg:y="1.9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frame draw:style-name="gr3" draw:text-style-name="P1" draw:layer="layout" svg:width="1.489cm" svg:height="1.617cm" svg:x="27.025cm" svg:y="6.6cm">
              <draw:image xlink:href="Pictures/10000201000001140000012C76D41E36.png" xlink:type="simple" xlink:show="embed" xlink:actuate="onLoad">
                <text:p/>
              </draw:image>
            </draw:frame>
            <draw:frame draw:style-name="gr3" draw:text-style-name="P1" draw:layer="layout" svg:width="2cm" svg:height="1cm" svg:x="26.7cm" svg:y="11.201cm">
              <draw:image xlink:href="Pictures/100002010000012C00000096CF400556.png" xlink:type="simple" xlink:show="embed" xlink:actuate="onLoad">
                <text:p/>
              </draw:image>
            </draw:frame>
          </draw:g>
          <draw:g>
            <draw:frame draw:style-name="gr3" draw:text-style-name="P1" draw:layer="layout" svg:width="1.63cm" svg:height="1.641cm" svg:x="1.1cm" svg:y="6.5cm">
              <draw:image xlink:href="Pictures/100002010000012A0000012C2B2303EC.png" xlink:type="simple" xlink:show="embed" xlink:actuate="onLoad">
                <text:p/>
              </draw:image>
            </draw:frame>
            <draw:frame draw:style-name="gr3" draw:text-style-name="P1" draw:layer="layout" svg:width="1.442cm" svg:height="1.54cm" svg:x="1.1cm" svg:y="10.96cm">
              <draw:image xlink:href="Pictures/10000201000001190000012CD610D67C.png" xlink:type="simple" xlink:show="embed" xlink:actuate="onLoad">
                <text:p/>
              </draw:image>
            </draw:frame>
            <draw:frame draw:style-name="gr4" draw:text-style-name="P1" draw:layer="layout" svg:width="2cm" svg:height="1.221cm" svg:x="1.1cm" svg:y="15.779cm">
              <draw:image xlink:href="Pictures/100002010000012C000000B7616863A2.png" xlink:type="simple" xlink:show="embed" xlink:actuate="onLoad">
                <text:p/>
              </draw:image>
            </draw:frame>
            <draw:frame draw:style-name="gr3" draw:text-style-name="P1" draw:layer="layout" svg:width="1.5cm" svg:height="1.505cm" svg:x="1cm" svg:y="1.996cm">
              <draw:image xlink:href="Pictures/100002010000012B0000012C25093A87.png" xlink:type="simple" xlink:show="embed" xlink:actuate="onLoad">
                <text:p/>
              </draw:image>
            </draw:frame>
          </draw:g>
        </draw:g>
        <draw:g>
          <draw:custom-shape draw:style-name="gr10" draw:text-style-name="P1" draw:layer="layout" svg:width="1.975cm" svg:height="1.974cm" svg:x="30.025cm" svg:y="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95cm" svg:height="0.396cm" svg:x="30.815cm" svg:y="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5" draw:style-name="dp1" draw:master-page-name="Standard">
        <draw:custom-shape draw:style-name="gr2" draw:text-style-name="P7" draw:layer="layout" svg:width="4cm" svg:height="3.314cm" svg:x="24.2cm" svg:y="2.486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4cm" svg:height="3.314cm" svg:x="24.2cm" svg:y="7.153cm">
          <text:p text:style-name="P8"><text:span text:style-name="T4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4cm" svg:height="3.314cm" svg:x="24.2cm" svg:y="11.819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4cm" svg:height="3.314cm" svg:x="24.2cm" svg:y="16.486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layout" svg:width="4cm" svg:height="3.314cm" svg:x="1.5cm" svg:y="2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4cm" svg:height="3.314cm" svg:x="1.5cm" svg:y="7.167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4cm" svg:height="3.314cm" svg:x="1.5cm" svg:y="11.833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4cm" svg:height="3.314cm" svg:x="1.5cm" svg:y="16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7">5+5</text:p>
              </table:table-cell>
              <table:table-cell table:style-name="ce4">
                <text:p text:style-name="P1"><text:span text:style-name="T4"><text:s/></text:span><text:span text:style-name="T4">8+2</text:span></text:p>
              </table:table-cell>
              <table:table-cell>
                <text:p text:style-name="P7">3+7</text:p>
              </table:table-cell>
            </table:table-row>
            <table:table-row table:style-name="ro3">
              <table:table-cell table:style-name="ce3">
                <text:p text:style-name="P7">7+3</text:p>
              </table:table-cell>
              <table:table-cell table:style-name="ce4">
                <text:p text:style-name="P7">6+2</text:p>
              </table:table-cell>
              <table:table-cell table:style-name="ce5">
                <text:p text:style-name="P7">9+1</text:p>
              </table:table-cell>
            </table:table-row>
            <table:table-row table:style-name="ro3">
              <table:table-cell table:style-name="ce3">
                <text:p text:style-name="P7">10+0</text:p>
              </table:table-cell>
              <table:table-cell table:style-name="ce4">
                <text:p text:style-name="P7">2+8</text:p>
              </table:table-cell>
              <table:table-cell table:style-name="ce5">
                <text:p text:style-name="P7">1+9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2" draw:text-style-name="P4" draw:layer="layout" svg:width="8cm" svg:height="2cm" svg:x="10.8cm" svg:y="1cm">
          <text:p text:style-name="P1"><text:span text:style-name="T3">KAZOMAT <text:s/>E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4.5cm" svg:height="2.75cm" svg:x="30cm" svg:y="1cm">
          <draw:text-box>
            <text:p>s 3</text:p>
          </draw:text-box>
        </draw:frame>
        <draw:g>
          <draw:g>
            <draw:custom-shape draw:style-name="gr5" draw:text-style-name="P1" draw:layer="layout" svg:width="1.5cm" svg:height="1.5cm" svg:x="27.114cm" svg:y="1.9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frame draw:style-name="gr3" draw:text-style-name="P1" draw:layer="layout" svg:width="1.489cm" svg:height="1.617cm" svg:x="27.025cm" svg:y="6.6cm">
              <draw:image xlink:href="Pictures/10000201000001140000012C76D41E36.png" xlink:type="simple" xlink:show="embed" xlink:actuate="onLoad">
                <text:p/>
              </draw:image>
            </draw:frame>
            <draw:frame draw:style-name="gr3" draw:text-style-name="P1" draw:layer="layout" svg:width="2cm" svg:height="1cm" svg:x="26.7cm" svg:y="11.201cm">
              <draw:image xlink:href="Pictures/100002010000012C00000096CF400556.png" xlink:type="simple" xlink:show="embed" xlink:actuate="onLoad">
                <text:p/>
              </draw:image>
            </draw:frame>
          </draw:g>
          <draw:g>
            <draw:frame draw:style-name="gr3" draw:text-style-name="P1" draw:layer="layout" svg:width="1.63cm" svg:height="1.641cm" svg:x="1.1cm" svg:y="6.5cm">
              <draw:image xlink:href="Pictures/100002010000012A0000012C2B2303EC.png" xlink:type="simple" xlink:show="embed" xlink:actuate="onLoad">
                <text:p/>
              </draw:image>
            </draw:frame>
            <draw:frame draw:style-name="gr3" draw:text-style-name="P1" draw:layer="layout" svg:width="1.442cm" svg:height="1.54cm" svg:x="1.1cm" svg:y="10.96cm">
              <draw:image xlink:href="Pictures/10000201000001190000012CD610D67C.png" xlink:type="simple" xlink:show="embed" xlink:actuate="onLoad">
                <text:p/>
              </draw:image>
            </draw:frame>
            <draw:frame draw:style-name="gr4" draw:text-style-name="P1" draw:layer="layout" svg:width="2cm" svg:height="1.221cm" svg:x="1.1cm" svg:y="15.779cm">
              <draw:image xlink:href="Pictures/100002010000012C000000B7616863A2.png" xlink:type="simple" xlink:show="embed" xlink:actuate="onLoad">
                <text:p/>
              </draw:image>
            </draw:frame>
            <draw:frame draw:style-name="gr3" draw:text-style-name="P1" draw:layer="layout" svg:width="1.5cm" svg:height="1.505cm" svg:x="1cm" svg:y="1.996cm">
              <draw:image xlink:href="Pictures/100002010000012B0000012C25093A87.png" xlink:type="simple" xlink:show="embed" xlink:actuate="onLoad">
                <text:p/>
              </draw:image>
            </draw:frame>
          </draw:g>
        </draw:g>
        <draw:g>
          <draw:custom-shape draw:style-name="gr10" draw:text-style-name="P1" draw:layer="layout" svg:width="1.975cm" svg:height="1.974cm" svg:x="30.025cm" svg:y="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95cm" svg:height="0.396cm" svg:x="30.815cm" svg:y="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6" draw:style-name="dp1" draw:master-page-name="Standard">
        <draw:custom-shape draw:style-name="gr2" draw:text-style-name="P7" draw:layer="layout" svg:width="4cm" svg:height="3.314cm" svg:x="24.2cm" svg:y="2.486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4cm" svg:height="3.314cm" svg:x="24.2cm" svg:y="7.153cm">
          <text:p text:style-name="P8"><text:span text:style-name="T4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4cm" svg:height="3.314cm" svg:x="24.2cm" svg:y="11.819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4cm" svg:height="3.314cm" svg:x="24.2cm" svg:y="16.486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layout" svg:width="4cm" svg:height="3.314cm" svg:x="1.5cm" svg:y="2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4cm" svg:height="3.314cm" svg:x="1.5cm" svg:y="7.167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4cm" svg:height="3.314cm" svg:x="1.5cm" svg:y="11.833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4cm" svg:height="3.314cm" svg:x="1.5cm" svg:y="16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7">0+10</text:p>
              </table:table-cell>
              <table:table-cell table:style-name="ce4">
                <text:p text:style-name="P1"><text:span text:style-name="T4"><text:s/></text:span><text:span text:style-name="T4">1+9</text:span></text:p>
              </table:table-cell>
              <table:table-cell>
                <text:p text:style-name="P7">4+6</text:p>
              </table:table-cell>
            </table:table-row>
            <table:table-row table:style-name="ro3">
              <table:table-cell table:style-name="ce3">
                <text:p text:style-name="P7">7+4</text:p>
              </table:table-cell>
              <table:table-cell table:style-name="ce4">
                <text:p text:style-name="P7">6+4</text:p>
              </table:table-cell>
              <table:table-cell table:style-name="ce5">
                <text:p text:style-name="P7">9+1</text:p>
              </table:table-cell>
            </table:table-row>
            <table:table-row table:style-name="ro3">
              <table:table-cell table:style-name="ce3">
                <text:p text:style-name="P7">5+5</text:p>
              </table:table-cell>
              <table:table-cell table:style-name="ce4">
                <text:p text:style-name="P7">10+0</text:p>
              </table:table-cell>
              <table:table-cell table:style-name="ce5">
                <text:p text:style-name="P7">8+2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2" draw:text-style-name="P4" draw:layer="layout" svg:width="8cm" svg:height="2cm" svg:x="10.8cm" svg:y="1cm">
          <text:p text:style-name="P1"><text:span text:style-name="T3">KAZOMAT <text:s/>E.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4.5cm" svg:height="2.75cm" svg:x="30cm" svg:y="1cm">
          <draw:text-box>
            <text:p>s 3</text:p>
          </draw:text-box>
        </draw:frame>
        <draw:g>
          <draw:g>
            <draw:custom-shape draw:style-name="gr5" draw:text-style-name="P1" draw:layer="layout" svg:width="1.5cm" svg:height="1.5cm" svg:x="27.114cm" svg:y="1.9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frame draw:style-name="gr3" draw:text-style-name="P1" draw:layer="layout" svg:width="1.489cm" svg:height="1.617cm" svg:x="27.025cm" svg:y="6.6cm">
              <draw:image xlink:href="Pictures/10000201000001140000012C76D41E36.png" xlink:type="simple" xlink:show="embed" xlink:actuate="onLoad">
                <text:p/>
              </draw:image>
            </draw:frame>
            <draw:frame draw:style-name="gr3" draw:text-style-name="P1" draw:layer="layout" svg:width="2cm" svg:height="1cm" svg:x="26.7cm" svg:y="11.201cm">
              <draw:image xlink:href="Pictures/100002010000012C00000096CF400556.png" xlink:type="simple" xlink:show="embed" xlink:actuate="onLoad">
                <text:p/>
              </draw:image>
            </draw:frame>
          </draw:g>
          <draw:g>
            <draw:frame draw:style-name="gr3" draw:text-style-name="P1" draw:layer="layout" svg:width="1.63cm" svg:height="1.641cm" svg:x="1.1cm" svg:y="6.5cm">
              <draw:image xlink:href="Pictures/100002010000012A0000012C2B2303EC.png" xlink:type="simple" xlink:show="embed" xlink:actuate="onLoad">
                <text:p/>
              </draw:image>
            </draw:frame>
            <draw:frame draw:style-name="gr3" draw:text-style-name="P1" draw:layer="layout" svg:width="1.442cm" svg:height="1.54cm" svg:x="1.1cm" svg:y="10.96cm">
              <draw:image xlink:href="Pictures/10000201000001190000012CD610D67C.png" xlink:type="simple" xlink:show="embed" xlink:actuate="onLoad">
                <text:p/>
              </draw:image>
            </draw:frame>
            <draw:frame draw:style-name="gr4" draw:text-style-name="P1" draw:layer="layout" svg:width="2cm" svg:height="1.221cm" svg:x="1.1cm" svg:y="15.779cm">
              <draw:image xlink:href="Pictures/100002010000012C000000B7616863A2.png" xlink:type="simple" xlink:show="embed" xlink:actuate="onLoad">
                <text:p/>
              </draw:image>
            </draw:frame>
            <draw:frame draw:style-name="gr3" draw:text-style-name="P1" draw:layer="layout" svg:width="1.5cm" svg:height="1.505cm" svg:x="1cm" svg:y="1.996cm">
              <draw:image xlink:href="Pictures/100002010000012B0000012C25093A87.png" xlink:type="simple" xlink:show="embed" xlink:actuate="onLoad">
                <text:p/>
              </draw:image>
            </draw:frame>
          </draw:g>
        </draw:g>
        <draw:g>
          <draw:custom-shape draw:style-name="gr10" draw:text-style-name="P1" draw:layer="layout" svg:width="1.975cm" svg:height="1.974cm" svg:x="30.025cm" svg:y="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95cm" svg:height="0.396cm" svg:x="30.815cm" svg:y="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7" draw:style-name="dp1" draw:master-page-name="Standard">
        <draw:custom-shape draw:style-name="gr1" draw:text-style-name="P1" draw:layer="layout" svg:width="10.5cm" svg:height="15.5cm" svg:x="9.601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4cm" svg:x="1.501cm" svg:y="2.5cm">
          <text:p text:style-name="P2"><text:span text:style-name="T1">8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501cm" svg:y="7cm">
          <text:p text:style-name="P2"><text:span text:style-name="T1">4+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501cm" svg:y="11.5cm">
          <text:p text:style-name="P2"><text:span text:style-name="T1">3+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1.475cm" svg:y="16cm">
          <text:p text:style-name="P2"><text:span text:style-name="T1">3+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101cm" svg:y="6.5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442cm" svg:height="1.54cm" svg:x="1.101cm" svg:y="10.96cm">
          <draw:image xlink:href="Pictures/10000201000001190000012CD610D67C.png" xlink:type="simple" xlink:show="embed" xlink:actuate="onLoad">
            <text:p/>
          </draw:image>
        </draw:frame>
        <draw:frame draw:style-name="gr4" draw:text-style-name="P1" draw:layer="layout" svg:width="2cm" svg:height="1.221cm" svg:x="1.101cm" svg:y="15.779cm">
          <draw:image xlink:href="Pictures/100002010000012C000000B7616863A2.png" xlink:type="simple" xlink:show="embed" xlink:actuate="onLoad">
            <text:p/>
          </draw:image>
        </draw:frame>
        <draw:custom-shape draw:style-name="gr2" draw:text-style-name="P2" draw:layer="layout" svg:width="7.5cm" svg:height="4cm" svg:x="20.701cm" svg:y="2.5cm">
          <text:p text:style-name="P2"><text:span text:style-name="T1">1+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7cm">
          <text:p text:style-name="P2"><text:span text:style-name="T1">2+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11.5cm">
          <text:p text:style-name="P2"><text:span text:style-name="T1">7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4cm" svg:x="20.701cm" svg:y="16cm">
          <text:p text:style-name="P2"><text:span text:style-name="T1">8+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5cm" svg:height="1.5cm" svg:x="27.115cm" svg:y="1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1" draw:layer="layout" svg:width="1.489cm" svg:height="1.617cm" svg:x="27.026cm" svg:y="6.6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501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9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2">10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10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2">9</text:span></text:p>
              </table:table-cell>
              <table:table-cell>
                <text:p text:style-name="P2"><text:span text:style-name="T2">8</text:span></text:p>
              </table:table-cell>
              <table:table-cell>
                <text:p text:style-name="P2"><text:span text:style-name="T2">9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">6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10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2" draw:text-style-name="P4" draw:layer="layout" svg:width="8cm" svg:height="2cm" svg:x="10.801cm" svg:y="1cm">
          <text:p text:style-name="P3"><text:span text:style-name="T3">KAZOMAT E.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cm" svg:height="1cm" svg:x="26.701cm" svg:y="11.2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1.001cm" svg:y="1.995cm">
          <draw:image xlink:href="Pictures/100002010000012B0000012C25093A87.png" xlink:type="simple" xlink:show="embed" xlink:actuate="onLoad">
            <text:p/>
          </draw:image>
        </draw:frame>
        <draw:frame draw:style-name="gr6" draw:text-style-name="P5" draw:layer="layout" svg:width="3.3cm" svg:height="2.75cm" svg:x="29.701cm" svg:y="0cm">
          <draw:text-box>
            <text:p text:style-name="P5">s9</text:p>
          </draw:text-box>
        </draw:frame>
        <draw:frame draw:style-name="gr7" draw:text-style-name="P1" draw:layer="layout" svg:width="3.452cm" svg:height="1.806cm" svg:x="30.812cm" svg:y="3.194cm">
          <draw:image xlink:href="Pictures/1000000000000343000001B583C2074C.jpg" xlink:type="simple" xlink:show="embed" xlink:actuate="onLoad">
            <text:p/>
          </draw:image>
        </draw:frame>
        <draw:frame draw:style-name="gr8" draw:text-style-name="P1" draw:layer="layout" svg:width="1.699cm" svg:height="1.719cm" svg:x="31.001cm" svg:y="6.781cm">
          <draw:image xlink:href="Pictures/10000000000000A0000000A265565B48.jpg" xlink:type="simple" xlink:show="embed" xlink:actuate="onLoad">
            <text:p/>
          </draw:image>
        </draw:frame>
        <draw:frame draw:style-name="gr8" draw:text-style-name="P1" draw:layer="layout" svg:width="1.554cm" svg:height="1.554cm" svg:x="34.664cm" svg:y="2.286cm">
          <draw:image xlink:href="Pictures/100000000000021F0000021FC645662D.jpg" xlink:type="simple" xlink:show="embed" xlink:actuate="onLoad">
            <text:p/>
          </draw:image>
        </draw:frame>
        <draw:frame draw:style-name="gr8" draw:text-style-name="P1" draw:layer="layout" svg:width="1.554cm" svg:height="1.554cm" svg:x="34.664cm" svg:y="3.946cm">
          <draw:image xlink:href="Pictures/100000000000021F0000021FC645662D.jpg" xlink:type="simple" xlink:show="embed" xlink:actuate="onLoad">
            <text:p/>
          </draw:image>
        </draw:frame>
      </draw:page>
      <draw:page draw:name="page8" draw:style-name="dp1" draw:master-page-name="Standard">
        <draw:custom-shape draw:style-name="gr1" draw:text-style-name="P1" draw:layer="layout" svg:width="10.5cm" svg:height="15.5cm" svg:x="9.598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7.5cm" svg:height="4cm" svg:x="1.498cm" svg:y="2.4cm">
          <text:p text:style-name="P1"><text:span text:style-name="T4">15  ...  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498cm" svg:y="6.9cm">
          <text:p text:style-name="P1"><text:span text:style-name="T4">13  ... 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498cm" svg:y="11.4cm">
          <text:p text:style-name="P1"><text:span text:style-name="T4"><text:s/></text:span><text:span text:style-name="T4">17 <text:s/>... <text:s/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498cm" svg:y="15.9cm">
          <text:p text:style-name="P1"><text:span text:style-name="T4">14  ...  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63cm" svg:height="1.641cm" svg:x="1.098cm" svg:y="6.4cm">
          <draw:image xlink:href="Pictures/100002010000012A0000012C2B2303EC.png" xlink:type="simple" xlink:show="embed" xlink:actuate="onLoad">
            <text:p/>
          </draw:image>
        </draw:frame>
        <draw:frame draw:style-name="gr3" draw:text-style-name="P1" draw:layer="layout" svg:width="1.442cm" svg:height="1.54cm" svg:x="1.098cm" svg:y="10.86cm">
          <draw:image xlink:href="Pictures/10000201000001190000012CD610D67C.png" xlink:type="simple" xlink:show="embed" xlink:actuate="onLoad">
            <text:p/>
          </draw:image>
        </draw:frame>
        <draw:frame draw:style-name="gr4" draw:text-style-name="P1" draw:layer="layout" svg:width="2cm" svg:height="1.221cm" svg:x="1.098cm" svg:y="15.679cm">
          <draw:image xlink:href="Pictures/100002010000012C000000B7616863A2.png" xlink:type="simple" xlink:show="embed" xlink:actuate="onLoad">
            <text:p/>
          </draw:image>
        </draw:frame>
        <draw:custom-shape draw:style-name="gr2" draw:text-style-name="P1" draw:layer="layout" svg:width="7.5cm" svg:height="4cm" svg:x="20.698cm" svg:y="2.4cm">
          <text:p text:style-name="P1"><text:span text:style-name="T4">12  ...  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698cm" svg:y="6.9cm">
          <text:p text:style-name="P1"><text:span text:style-name="T4">19  ...  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698cm" svg:y="11.4cm">
          <text:p text:style-name="P1"><text:span text:style-name="T4">16  ...  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698cm" svg:y="15.9cm">
          <text:p text:style-name="P1"><text:span text:style-name="T4">11  ...  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5cm" svg:height="1.5cm" svg:x="27.112cm" svg:y="1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1" draw:layer="layout" svg:width="1.489cm" svg:height="1.617cm" svg:x="27.023cm" svg:y="6.5cm">
          <draw:image xlink:href="Pictures/10000201000001140000012C76D41E36.png" xlink:type="simple" xlink:show="embed" xlink:actuate="onLoad">
            <text:p/>
          </draw:image>
        </draw:frame>
        <draw:frame draw:style-name="gr4" draw:text-style-name="P1" draw:layer="layout" svg:width="2.214cm" svg:height="1.292cm" svg:x="26.498cm" svg:y="15.6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6cm" svg:y="5.4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"><text:span text:style-name="T1">13</text:span></text:p>
              </table:table-cell>
              <table:table-cell>
                <text:p text:style-name="P1"><text:span text:style-name="T1">15</text:span></text:p>
              </table:table-cell>
              <table:table-cell>
                <text:p text:style-name="P1"><text:span text:style-name="T1">12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9</text:span></text:p>
              </table:table-cell>
              <table:table-cell>
                <text:p text:style-name="P1"><text:span text:style-name="T1">18</text:span></text:p>
              </table:table-cell>
              <table:table-cell>
                <text:p text:style-name="P1"><text:span text:style-name="T1">17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">16</text:span></text:p>
              </table:table-cell>
              <table:table-cell>
                <text:p text:style-name="P1"><text:span text:style-name="T1">20</text:span></text:p>
              </table:table-cell>
              <table:table-cell>
                <text:p text:style-name="P1"><text:span text:style-name="T1">14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2" draw:text-style-name="P4" draw:layer="layout" svg:width="8cm" svg:height="2cm" svg:x="10.798cm" svg:y="0.9cm">
          <text:p text:style-name="P1"><text:span text:style-name="T3">KAZOMAT E.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cm" svg:height="1cm" svg:x="26.698cm" svg:y="11.1cm">
          <draw:image xlink:href="Pictures/100002010000012C00000096CF400556.png" xlink:type="simple" xlink:show="embed" xlink:actuate="onLoad">
            <text:p/>
          </draw:image>
        </draw:frame>
        <draw:frame draw:style-name="gr3" draw:text-style-name="P1" draw:layer="layout" svg:width="1.5cm" svg:height="1.505cm" svg:x="0.998cm" svg:y="1.895cm">
          <draw:image xlink:href="Pictures/100002010000012B0000012C25093A87.png" xlink:type="simple" xlink:show="embed" xlink:actuate="onLoad">
            <text:p/>
          </draw:image>
        </draw:frame>
        <draw:g>
          <draw:line draw:style-name="gr9" draw:text-style-name="P1" draw:layer="layout" svg:x1="3.998cm" svg:y1="2.4cm" svg:x2="3.998cm" svg:y2="6.4cm">
            <text:p/>
          </draw:line>
          <draw:line draw:style-name="gr9" draw:text-style-name="P1" draw:layer="layout" svg:x1="6.498cm" svg:y1="2.4cm" svg:x2="6.498cm" svg:y2="6.4cm">
            <text:p/>
          </draw:line>
        </draw:g>
        <draw:g>
          <draw:line draw:style-name="gr9" draw:text-style-name="P1" draw:layer="layout" svg:x1="3.998cm" svg:y1="7cm" svg:x2="3.998cm" svg:y2="11cm">
            <text:p/>
          </draw:line>
          <draw:line draw:style-name="gr9" draw:text-style-name="P1" draw:layer="layout" svg:x1="6.498cm" svg:y1="7cm" svg:x2="6.498cm" svg:y2="11cm">
            <text:p/>
          </draw:line>
        </draw:g>
        <draw:g>
          <draw:line draw:style-name="gr9" draw:text-style-name="P1" draw:layer="layout" svg:x1="3.998cm" svg:y1="11.4cm" svg:x2="3.998cm" svg:y2="15.4cm">
            <text:p/>
          </draw:line>
          <draw:line draw:style-name="gr9" draw:text-style-name="P1" draw:layer="layout" svg:x1="6.498cm" svg:y1="11.4cm" svg:x2="6.498cm" svg:y2="15.4cm">
            <text:p/>
          </draw:line>
        </draw:g>
        <draw:g>
          <draw:line draw:style-name="gr9" draw:text-style-name="P1" draw:layer="layout" svg:x1="3.998cm" svg:y1="15.9cm" svg:x2="3.998cm" svg:y2="19.9cm">
            <text:p/>
          </draw:line>
          <draw:line draw:style-name="gr9" draw:text-style-name="P1" draw:layer="layout" svg:x1="6.498cm" svg:y1="15.9cm" svg:x2="6.498cm" svg:y2="19.9cm">
            <text:p/>
          </draw:line>
        </draw:g>
        <draw:g>
          <draw:line draw:style-name="gr9" draw:text-style-name="P1" draw:layer="layout" svg:x1="23.098cm" svg:y1="2.4cm" svg:x2="23.098cm" svg:y2="6.4cm">
            <text:p/>
          </draw:line>
          <draw:line draw:style-name="gr9" draw:text-style-name="P1" draw:layer="layout" svg:x1="25.598cm" svg:y1="2.4cm" svg:x2="25.598cm" svg:y2="6.4cm">
            <text:p/>
          </draw:line>
        </draw:g>
        <draw:g>
          <draw:line draw:style-name="gr9" draw:text-style-name="P1" draw:layer="layout" svg:x1="23.098cm" svg:y1="7cm" svg:x2="23.098cm" svg:y2="11cm">
            <text:p/>
          </draw:line>
          <draw:line draw:style-name="gr9" draw:text-style-name="P1" draw:layer="layout" svg:x1="25.598cm" svg:y1="7cm" svg:x2="25.598cm" svg:y2="11cm">
            <text:p/>
          </draw:line>
        </draw:g>
        <draw:g>
          <draw:line draw:style-name="gr9" draw:text-style-name="P1" draw:layer="layout" svg:x1="23.098cm" svg:y1="11.4cm" svg:x2="23.098cm" svg:y2="15.4cm">
            <text:p/>
          </draw:line>
          <draw:line draw:style-name="gr9" draw:text-style-name="P1" draw:layer="layout" svg:x1="25.598cm" svg:y1="11.4cm" svg:x2="25.598cm" svg:y2="15.4cm">
            <text:p/>
          </draw:line>
        </draw:g>
        <draw:g>
          <draw:line draw:style-name="gr9" draw:text-style-name="P1" draw:layer="layout" svg:x1="23.098cm" svg:y1="15.9cm" svg:x2="23.098cm" svg:y2="19.9cm">
            <text:p/>
          </draw:line>
          <draw:line draw:style-name="gr9" draw:text-style-name="P1" draw:layer="layout" svg:x1="25.598cm" svg:y1="15.9cm" svg:x2="25.598cm" svg:y2="19.9cm">
            <text:p/>
          </draw:line>
        </draw:g>
      </draw:page>
      <draw:page draw:name="page9" draw:style-name="dp1" draw:master-page-name="Standard">
        <draw:custom-shape draw:style-name="gr2" draw:text-style-name="P7" draw:layer="layout" svg:width="4cm" svg:height="3.314cm" svg:x="24.2cm" svg:y="2.486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4cm" svg:height="3.314cm" svg:x="24.2cm" svg:y="7.153cm">
          <text:p text:style-name="P8"><text:span text:style-name="T4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4cm" svg:height="3.314cm" svg:x="24.2cm" svg:y="11.819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4cm" svg:height="3.314cm" svg:x="24.2cm" svg:y="16.486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layout" svg:width="4cm" svg:height="3.314cm" svg:x="1.5cm" svg:y="2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4cm" svg:height="3.314cm" svg:x="1.5cm" svg:y="7.167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4cm" svg:height="3.314cm" svg:x="1.5cm" svg:y="11.833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4cm" svg:height="3.314cm" svg:x="1.5cm" svg:y="16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7">6+4</text:p>
              </table:table-cell>
              <table:table-cell table:style-name="ce4">
                <text:p text:style-name="P1"><text:span text:style-name="T4"><text:s/></text:span><text:span text:style-name="T4">3+7</text:span></text:p>
              </table:table-cell>
              <table:table-cell>
                <text:p text:style-name="P7">4+6</text:p>
              </table:table-cell>
            </table:table-row>
            <table:table-row table:style-name="ro3">
              <table:table-cell table:style-name="ce3">
                <text:p text:style-name="P7">1+9</text:p>
              </table:table-cell>
              <table:table-cell table:style-name="ce4">
                <text:p text:style-name="P7">0+10</text:p>
              </table:table-cell>
              <table:table-cell table:style-name="ce5">
                <text:p text:style-name="P7">7+3</text:p>
              </table:table-cell>
            </table:table-row>
            <table:table-row table:style-name="ro3">
              <table:table-cell table:style-name="ce3">
                <text:p text:style-name="P7">10+0</text:p>
              </table:table-cell>
              <table:table-cell table:style-name="ce4">
                <text:p text:style-name="P7">3+8</text:p>
              </table:table-cell>
              <table:table-cell table:style-name="ce5">
                <text:p text:style-name="P7">5+5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2" draw:text-style-name="P4" draw:layer="layout" svg:width="8cm" svg:height="2cm" svg:x="10.8cm" svg:y="1cm">
          <text:p text:style-name="P1"><text:span text:style-name="T3">KAZOMAT <text:s/>E.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4.5cm" svg:height="2.75cm" svg:x="30cm" svg:y="1cm">
          <draw:text-box>
            <text:p>s 3</text:p>
          </draw:text-box>
        </draw:frame>
        <draw:g>
          <draw:g>
            <draw:custom-shape draw:style-name="gr5" draw:text-style-name="P1" draw:layer="layout" svg:width="1.5cm" svg:height="1.5cm" svg:x="27.114cm" svg:y="1.9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frame draw:style-name="gr3" draw:text-style-name="P1" draw:layer="layout" svg:width="1.489cm" svg:height="1.617cm" svg:x="27.025cm" svg:y="6.6cm">
              <draw:image xlink:href="Pictures/10000201000001140000012C76D41E36.png" xlink:type="simple" xlink:show="embed" xlink:actuate="onLoad">
                <text:p/>
              </draw:image>
            </draw:frame>
            <draw:frame draw:style-name="gr3" draw:text-style-name="P1" draw:layer="layout" svg:width="2cm" svg:height="1cm" svg:x="26.7cm" svg:y="11.201cm">
              <draw:image xlink:href="Pictures/100002010000012C00000096CF400556.png" xlink:type="simple" xlink:show="embed" xlink:actuate="onLoad">
                <text:p/>
              </draw:image>
            </draw:frame>
          </draw:g>
          <draw:g>
            <draw:frame draw:style-name="gr3" draw:text-style-name="P1" draw:layer="layout" svg:width="1.63cm" svg:height="1.641cm" svg:x="1.1cm" svg:y="6.5cm">
              <draw:image xlink:href="Pictures/100002010000012A0000012C2B2303EC.png" xlink:type="simple" xlink:show="embed" xlink:actuate="onLoad">
                <text:p/>
              </draw:image>
            </draw:frame>
            <draw:frame draw:style-name="gr3" draw:text-style-name="P1" draw:layer="layout" svg:width="1.442cm" svg:height="1.54cm" svg:x="1.1cm" svg:y="10.96cm">
              <draw:image xlink:href="Pictures/10000201000001190000012CD610D67C.png" xlink:type="simple" xlink:show="embed" xlink:actuate="onLoad">
                <text:p/>
              </draw:image>
            </draw:frame>
            <draw:frame draw:style-name="gr4" draw:text-style-name="P1" draw:layer="layout" svg:width="2cm" svg:height="1.221cm" svg:x="1.1cm" svg:y="15.779cm">
              <draw:image xlink:href="Pictures/100002010000012C000000B7616863A2.png" xlink:type="simple" xlink:show="embed" xlink:actuate="onLoad">
                <text:p/>
              </draw:image>
            </draw:frame>
            <draw:frame draw:style-name="gr3" draw:text-style-name="P1" draw:layer="layout" svg:width="1.5cm" svg:height="1.505cm" svg:x="1cm" svg:y="1.996cm">
              <draw:image xlink:href="Pictures/100002010000012B0000012C25093A87.png" xlink:type="simple" xlink:show="embed" xlink:actuate="onLoad">
                <text:p/>
              </draw:image>
            </draw:frame>
          </draw:g>
        </draw:g>
        <draw:g>
          <draw:custom-shape draw:style-name="gr10" draw:text-style-name="P1" draw:layer="layout" svg:width="1.975cm" svg:height="1.974cm" svg:x="30.025cm" svg:y="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95cm" svg:height="0.396cm" svg:x="30.815cm" svg:y="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0" draw:style-name="dp1" draw:master-page-name="Standard">
        <draw:custom-shape draw:style-name="gr2" draw:text-style-name="P7" draw:layer="layout" svg:width="4cm" svg:height="3.314cm" svg:x="24.25cm" svg:y="2.536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4cm" svg:height="3.314cm" svg:x="24.25cm" svg:y="7.203cm">
          <text:p text:style-name="P8"><text:span text:style-name="T4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4cm" svg:height="3.314cm" svg:x="24.25cm" svg:y="11.869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4cm" svg:height="3.314cm" svg:x="24.25cm" svg:y="16.536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5cm" svg:height="15cm" svg:x="6.05cm" svg:y="4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layout" svg:width="4cm" svg:height="3.314cm" svg:x="1.55cm" svg:y="2.55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4cm" svg:height="3.314cm" svg:x="1.55cm" svg:y="7.217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4cm" svg:height="3.314cm" svg:x="1.55cm" svg:y="11.883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4cm" svg:height="3.314cm" svg:x="1.55cm" svg:y="16.5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.214cm" svg:height="1.292cm" svg:x="26.55cm" svg:y="15.75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5cm" svg:y="5.21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7">1+1</text:p>
              </table:table-cell>
              <table:table-cell table:style-name="ce4">
                <text:p text:style-name="P1"><text:span text:style-name="T4"><text:s/></text:span><text:span text:style-name="T4">3+3</text:span></text:p>
              </table:table-cell>
              <table:table-cell>
                <text:p text:style-name="P7">4+4</text:p>
              </table:table-cell>
            </table:table-row>
            <table:table-row table:style-name="ro3">
              <table:table-cell table:style-name="ce3">
                <text:p text:style-name="P7">3+0</text:p>
              </table:table-cell>
              <table:table-cell table:style-name="ce4">
                <text:p text:style-name="P7">2+1</text:p>
              </table:table-cell>
              <table:table-cell table:style-name="ce5">
                <text:p text:style-name="P7">2+2</text:p>
              </table:table-cell>
            </table:table-row>
            <table:table-row table:style-name="ro3">
              <table:table-cell table:style-name="ce3">
                <text:p text:style-name="P7">10+0</text:p>
              </table:table-cell>
              <table:table-cell table:style-name="ce4">
                <text:p text:style-name="P7">9+0</text:p>
              </table:table-cell>
              <table:table-cell table:style-name="ce5">
                <text:p text:style-name="P7">5+5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2" draw:text-style-name="P4" draw:layer="layout" svg:width="8cm" svg:height="2cm" svg:x="10.85cm" svg:y="1.05cm">
          <text:p text:style-name="P1"><text:span text:style-name="T3">KAZOMAT <text:s/>E.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4.5cm" svg:height="2.75cm" svg:x="30.05cm" svg:y="1.05cm">
          <draw:text-box>
            <text:p>s 3</text:p>
          </draw:text-box>
        </draw:frame>
        <draw:g>
          <draw:g>
            <draw:custom-shape draw:style-name="gr5" draw:text-style-name="P1" draw:layer="layout" svg:width="1.5cm" svg:height="1.5cm" svg:x="27.164cm" svg:y="1.95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frame draw:style-name="gr3" draw:text-style-name="P1" draw:layer="layout" svg:width="1.489cm" svg:height="1.617cm" svg:x="27.075cm" svg:y="6.65cm">
              <draw:image xlink:href="Pictures/10000201000001140000012C76D41E36.png" xlink:type="simple" xlink:show="embed" xlink:actuate="onLoad">
                <text:p/>
              </draw:image>
            </draw:frame>
            <draw:frame draw:style-name="gr3" draw:text-style-name="P1" draw:layer="layout" svg:width="2cm" svg:height="1cm" svg:x="26.75cm" svg:y="11.251cm">
              <draw:image xlink:href="Pictures/100002010000012C00000096CF400556.png" xlink:type="simple" xlink:show="embed" xlink:actuate="onLoad">
                <text:p/>
              </draw:image>
            </draw:frame>
          </draw:g>
          <draw:g>
            <draw:frame draw:style-name="gr3" draw:text-style-name="P1" draw:layer="layout" svg:width="1.63cm" svg:height="1.641cm" svg:x="1.15cm" svg:y="6.55cm">
              <draw:image xlink:href="Pictures/100002010000012A0000012C2B2303EC.png" xlink:type="simple" xlink:show="embed" xlink:actuate="onLoad">
                <text:p/>
              </draw:image>
            </draw:frame>
            <draw:frame draw:style-name="gr3" draw:text-style-name="P1" draw:layer="layout" svg:width="1.442cm" svg:height="1.54cm" svg:x="1.15cm" svg:y="11.01cm">
              <draw:image xlink:href="Pictures/10000201000001190000012CD610D67C.png" xlink:type="simple" xlink:show="embed" xlink:actuate="onLoad">
                <text:p/>
              </draw:image>
            </draw:frame>
            <draw:frame draw:style-name="gr4" draw:text-style-name="P1" draw:layer="layout" svg:width="2cm" svg:height="1.221cm" svg:x="1.15cm" svg:y="15.829cm">
              <draw:image xlink:href="Pictures/100002010000012C000000B7616863A2.png" xlink:type="simple" xlink:show="embed" xlink:actuate="onLoad">
                <text:p/>
              </draw:image>
            </draw:frame>
            <draw:frame draw:style-name="gr3" draw:text-style-name="P1" draw:layer="layout" svg:width="1.5cm" svg:height="1.505cm" svg:x="1.05cm" svg:y="2.046cm">
              <draw:image xlink:href="Pictures/100002010000012B0000012C25093A87.png" xlink:type="simple" xlink:show="embed" xlink:actuate="onLoad">
                <text:p/>
              </draw:image>
            </draw:frame>
          </draw:g>
        </draw:g>
        <draw:g>
          <draw:custom-shape draw:style-name="gr10" draw:text-style-name="P1" draw:layer="layout" svg:width="1.975cm" svg:height="1.974cm" svg:x="30.075cm" svg:y="3.0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draw:layer="layout" svg:width="0.395cm" svg:height="0.396cm" svg:x="30.865cm" svg:y="3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1T16:11:09</meta:creation-date>
    <dc:date>2012-11-11T22:45:50</dc:date>
    <meta:editing-duration>PT22H40M56S</meta:editing-duration>
    <meta:editing-cycles>145</meta:editing-cycles>
    <meta:generator>LibreOffice/3.5$Linux_X86_64 LibreOffice_project/350m1$Build-2</meta:generator>
    <meta:print-date>2012-11-11T21:10:51</meta:print-date>
    <meta:document-statistic meta:object-count="288"/>
  </office:meta>
</office:document-meta>
</file>